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20970a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style:text-properties officeooo:paragraph-rsid="01d88a79"/>
    </style:style>
    <style:style style:name="P2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2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41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42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43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51956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1b55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72e4a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3a20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7b89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941de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92a29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fb87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fda6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f111b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2e5ade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0463f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f7a87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e757d9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989a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b36d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989b9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e0463fc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202ba2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c34a60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Ubuntu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Ubuntu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Ubuntu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Ubuntu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Ubuntu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84" style:family="text">
      <style:text-properties fo:color="#000000" loext:opacity="100%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85" style:family="text">
      <style:text-properties fo:color="#000000" loext:opacity="100%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86" style:family="text">
      <style:text-properties fo:color="#000000" loext:opacity="100%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187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212" style:family="text">
      <style:text-properties fo:color="#000000" loext:opacity="100%" style:font-name="Liberation Sans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13" style:family="text">
      <style:text-properties fo:color="#000000" loext:opacity="100%" style:font-name="Liberation Sans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214" style:family="text">
      <style:text-properties fo:color="#000000" loext:opacity="100%" style:font-name="Liberation Sans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15" style:family="text">
      <style:text-properties fo:color="#000000" loext:opacity="100%" style:font-name="Liberation Sans" fo:language="nl" fo:country="NL" officeooo:rsid="019f51f9" fo:background-color="transparent" loext:char-shading-value="0" style:language-asian="nl" style:country-asian="NL"/>
    </style:style>
    <style:style style:name="T216" style:family="text">
      <style:text-properties fo:color="#000000" loext:opacity="100%" style:font-name="Liberation Sans" fo:language="nl" fo:country="NL" officeooo:rsid="014baba1" fo:background-color="transparent" loext:char-shading-value="0" style:language-asian="nl" style:country-asian="NL"/>
    </style:style>
    <style:style style:name="T217" style:family="text">
      <style:text-properties fo:color="#000000" loext:opacity="100%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8" style:family="text">
      <style:text-properties fo:color="#000000" loext:opacity="100%" style:font-name="Liberation Sans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9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style:font-name="Liberation Sans" fo:language="nl" fo:country="NL" fo:font-weight="normal" officeooo:rsid="01477c8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style:font-name="Liberation Sans" fo:language="nl" fo:country="NL" fo:font-weight="normal" officeooo:rsid="01e912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style:font-name="Liberation Sans" fo:language="nl" fo:country="NL" fo:font-weight="normal" officeooo:rsid="01fc510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style:font-name="Liberation Sans" fo:language="nl" fo:country="NL" fo:font-weight="normal" officeooo:rsid="0095a8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style:font-name="Liberation Sans" fo:language="nl" fo:country="NL" fo:font-weight="normal" officeooo:rsid="002b2c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style:font-name="Liberation Sans" fo:language="nl" fo:country="NL" fo:font-weight="normal" officeooo:rsid="018e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style:font-name="Liberation Sans" fo:language="nl" fo:country="NL" fo:font-weight="normal" officeooo:rsid="0203fc7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style:font-name="Liberation Sans" fo:language="nl" fo:country="NL" fo:font-weight="normal" officeooo:rsid="00ee434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weight-complex="normal"/>
    </style:style>
    <style:style style:name="T230" style:family="text">
      <style:text-properties fo:color="#000000" loext:opacity="100%" style:font-name="Liberation Sans" fo:language="nl" fo:country="NL" fo:font-weight="normal" officeooo:rsid="01a41551" fo:background-color="transparent" loext:char-shading-value="0" style:language-asian="nl" style:country-asian="NL" style:font-weight-asian="normal" style:font-weight-complex="normal"/>
    </style:style>
    <style:style style:name="T231" style:family="text">
      <style:text-properties fo:color="#000000" loext:opacity="100%" style:font-name="Liberation Sans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233" style:family="text">
      <style:text-properties style:text-line-through-style="none" style:text-line-through-type="none" style:font-name="Ubuntu" fo:font-size="12pt" fo:font-weight="normal" officeooo:rsid="00bddfbe" style:font-name-asian="Ubuntu4" style:font-weight-asian="normal" style:font-weight-complex="normal"/>
    </style:style>
    <style:style style:name="T234" style:family="text">
      <style:text-properties style:text-line-through-style="none" style:text-line-through-type="none" style:font-name="Ubuntu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235" style:family="text">
      <style:text-properties style:text-line-through-style="none" style:text-line-through-type="none" style:font-name="Ubuntu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236" style:family="text">
      <style:text-properties style:text-line-through-style="none" style:text-line-through-type="none" style:font-name="Ubuntu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237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238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239" style:family="text">
      <style:text-properties style:text-line-through-style="none" style:text-line-through-type="none" fo:font-size="12pt" style:text-underline-style="none" style:font-name-asian="DejaVu Sans" style:font-size-asian="12pt" style:font-size-complex="12pt"/>
    </style:style>
    <style:style style:name="T240" style:family="text">
      <style:text-properties style:text-line-through-style="none" style:text-line-through-type="none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242" style:family="text">
      <style:text-properties style:text-line-through-style="none" style:text-line-through-type="none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243" style:family="text">
      <style:text-properties style:text-line-through-style="none" style:text-line-through-type="none" fo:font-size="12pt" fo:font-weight="normal" officeooo:rsid="00bddfbe" style:font-name-asian="Ubuntu4" style:font-weight-asian="normal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1f21e76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248" style:family="text">
      <style:text-properties style:text-line-through-style="none" style:text-line-through-type="none" style:font-name="Liberation Sans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249" style:family="text">
      <style:text-properties style:text-line-through-style="none" style:text-line-through-type="none" style:font-name="Liberation Sans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251" style:family="text">
      <style:text-properties style:text-line-through-style="none" style:text-line-through-type="none" style:font-name="Liberation Sans" fo:font-size="12pt" fo:font-weight="normal" officeooo:rsid="00bddfbe" style:font-name-asian="Ubuntu4" style:font-weight-asian="normal" style:font-weight-complex="normal"/>
    </style:style>
    <style:style style:name="T252" style:family="text">
      <style:text-properties style:text-line-through-style="none" style:text-line-through-type="none" style:font-name="Liberation Sans" fo:font-size="12pt" fo:font-weight="normal" officeooo:rsid="00bddfbe" style:font-name-asian="Ubuntu4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style:text-underline-style="none" style:font-name-asian="DejaVu Sans"/>
    </style:style>
    <style:style style:name="T254" style:family="text">
      <style:text-properties style:text-line-through-style="none" style:text-line-through-type="none" style:font-name="Liberation Sans" style:text-underline-style="none" officeooo:rsid="0154e886"/>
    </style:style>
    <style:style style:name="T255" style:family="text">
      <style:text-properties style:text-line-through-style="none" style:text-line-through-type="none" style:font-name="Liberation Sans" style:text-underline-style="none" officeooo:rsid="01f21e76"/>
    </style:style>
    <style:style style:name="T256" style:family="text">
      <style:text-properties style:text-line-through-style="none" style:text-line-through-type="none" style:font-name="Liberation Sans" fo:font-weight="normal" officeooo:rsid="01941de5" style:font-name-asian="DejaVu Sans" style:font-weight-asian="normal" style:language-complex="nl" style:country-complex="NL" style:font-weight-complex="normal"/>
    </style:style>
    <style:style style:name="T257" style:family="text">
      <style:text-properties style:text-line-through-style="none" style:text-line-through-type="none" style:font-name="Liberation Sans" fo:font-weight="normal" officeooo:rsid="0181027b" style:font-name-asian="DejaVu Sans" style:font-weight-asian="normal" style:language-complex="nl" style:country-complex="NL" style:font-weight-complex="normal"/>
    </style:style>
    <style:style style:name="T258" style:family="text">
      <style:text-properties style:text-line-through-style="none" style:text-line-through-type="none" style:font-name="Liberation Sans" fo:font-weight="normal" officeooo:rsid="01cfb878" style:font-name-asian="DejaVu Sans" style:font-weight-asian="normal" style:language-complex="nl" style:country-complex="NL" style:font-weight-complex="normal"/>
    </style:style>
    <style:style style:name="T259" style:family="text">
      <style:text-properties style:text-line-through-style="none" style:text-line-through-type="none" style:font-name="Liberation Sans" fo:font-weight="normal" officeooo:rsid="01fe6309" style:font-name-asian="DejaVu Sans" style:font-weight-asian="normal" style:language-complex="nl" style:country-complex="NL" style:font-weight-complex="normal"/>
    </style:style>
    <style:style style:name="T260" style:family="text">
      <style:text-properties style:text-line-through-style="none" style:text-line-through-type="none" style:font-name="Liberation Sans" fo:font-weight="normal" officeooo:rsid="00bddfbe" style:font-name-asian="Ubuntu4" style:font-weight-asian="normal" style:font-weight-complex="normal"/>
    </style:style>
    <style:style style:name="T261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8" style:family="text">
      <style:text-properties style:use-window-font-color="true" loext:opacity="0%" style:text-line-through-style="none" style:text-line-through-type="none" style:font-name="Liberation Sans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font-size="12pt" style:text-underline-style="none" style:font-size-asian="12pt" style:font-size-complex="12pt"/>
    </style:style>
    <style:style style:name="T274" style:family="text">
      <style:text-properties fo:font-size="12pt" style:text-underline-style="none" officeooo:rsid="01392241" style:font-size-asian="12pt" style:font-size-complex="12pt"/>
    </style:style>
    <style:style style:name="T275" style:family="text">
      <style:text-properties fo:font-size="12pt" style:text-underline-style="none" officeooo:rsid="0154e886" style:font-size-asian="12pt" style:font-size-complex="12pt"/>
    </style:style>
    <style:style style:name="T276" style:family="text">
      <style:text-properties fo:font-size="12pt" style:text-underline-style="none" officeooo:rsid="0183b5ef" style:font-size-asian="12pt" style:font-size-complex="12pt"/>
    </style:style>
    <style:style style:name="T277" style:family="text">
      <style:text-properties fo:font-size="12pt" style:text-underline-style="none" officeooo:rsid="01fa2278" style:font-size-asian="12pt" style:font-size-complex="12pt"/>
    </style:style>
    <style:style style:name="T27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9" style:family="text">
      <style:text-properties fo:font-size="12pt" fo:font-weight="bold" officeooo:rsid="01d202ce" style:font-weight-asian="bold" style:font-weight-complex="bold"/>
    </style:style>
    <style:style style:name="T280" style:family="text">
      <style:text-properties fo:font-size="12pt" fo:font-weight="bold" officeooo:rsid="020970ac" style:font-weight-asian="bold" style:font-weight-complex="bold"/>
    </style:style>
    <style:style style:name="T281" style:family="text">
      <style:text-properties officeooo:rsid="01be8095"/>
    </style:style>
    <style:style style:name="T282" style:family="text">
      <style:text-properties officeooo:rsid="01bfd991"/>
    </style:style>
    <style:style style:name="T283" style:family="text">
      <style:text-properties officeooo:rsid="0172e4a7"/>
    </style:style>
    <style:style style:name="T284" style:family="text">
      <style:text-properties officeooo:rsid="01b7b893"/>
    </style:style>
    <style:style style:name="T285" style:family="text">
      <style:text-properties officeooo:rsid="01bb6e0a"/>
    </style:style>
    <style:style style:name="T286" style:family="text">
      <style:text-properties officeooo:rsid="017c0c0e"/>
    </style:style>
    <style:style style:name="T287" style:family="text">
      <style:text-properties officeooo:rsid="01a841ff"/>
    </style:style>
    <style:style style:name="T288" style:family="text">
      <style:text-properties style:font-name="Ubuntu3" fo:font-size="12pt" fo:font-weight="bold" officeooo:rsid="01d202ce" style:font-weight-asian="bold" style:font-weight-complex="bold"/>
    </style:style>
    <style:style style:name="T289" style:family="text">
      <style:text-properties style:font-name="Ubuntu3" fo:font-size="12pt" fo:font-weight="bold" officeooo:rsid="020970ac" style:font-weight-asian="bold" style:font-weight-complex="bold"/>
    </style:style>
    <style:style style:name="T290" style:family="text">
      <style:text-properties officeooo:rsid="01c3beaf"/>
    </style:style>
    <style:style style:name="T291" style:family="text">
      <style:text-properties fo:font-weight="bold" officeooo:rsid="01bb6e0a" style:font-weight-asian="bold" style:font-weight-complex="bold"/>
    </style:style>
    <style:style style:name="T292" style:family="text">
      <style:text-properties fo:font-weight="bold" officeooo:rsid="01c3beaf" style:font-weight-asian="bold" style:font-weight-complex="bold"/>
    </style:style>
    <style:style style:name="T293" style:family="text">
      <style:text-properties fo:font-weight="bold" officeooo:rsid="01f1e85f" style:font-weight-asian="bold" style:font-weight-complex="bold"/>
    </style:style>
    <style:style style:name="T294" style:family="text">
      <style:text-properties fo:font-weight="bold" officeooo:rsid="01eddd65" style:font-weight-asian="bold" style:font-weight-complex="bold"/>
    </style:style>
    <style:style style:name="T295" style:family="text">
      <style:text-properties fo:font-weight="bold" officeooo:rsid="01be8095" style:font-weight-asian="bold" style:font-weight-complex="bold"/>
    </style:style>
    <style:style style:name="T296" style:family="text">
      <style:text-properties officeooo:rsid="017c5295"/>
    </style:style>
    <style:style style:name="T297" style:family="text">
      <style:text-properties officeooo:rsid="01e91236"/>
    </style:style>
    <style:style style:name="T298" style:family="text">
      <style:text-properties officeooo:rsid="01b1b55e"/>
    </style:style>
    <style:style style:name="T299" style:family="text">
      <style:text-properties officeooo:rsid="01b3a209"/>
    </style:style>
    <style:style style:name="T300" style:family="text">
      <style:text-properties officeooo:rsid="01f1e85f"/>
    </style:style>
    <style:style style:name="T301" style:family="text">
      <style:text-properties officeooo:rsid="01eddd65"/>
    </style:style>
    <style:style style:name="T302" style:family="text">
      <style:text-properties officeooo:rsid="01f7436c"/>
    </style:style>
    <style:style style:name="T303" style:family="text">
      <style:text-properties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304" style:family="text">
      <style:text-properties officeooo:rsid="020583e6"/>
    </style:style>
    <style:style style:name="T305" style:family="text">
      <style:text-properties style:font-name="Liberation Sans"/>
    </style:style>
    <style:style style:name="T306" style:family="text">
      <style:text-properties style:font-name="Liberation Sans" officeooo:rsid="01e91236"/>
    </style:style>
    <style:style style:name="T307" style:family="text">
      <style:text-properties style:font-name="Liberation Sans" officeooo:rsid="01f7436c"/>
    </style:style>
    <style:style style:name="T30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font-name="Liberation Sans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font-name="Liberation Sans" fo:font-size="12pt" fo:font-weight="bold" officeooo:rsid="01d202ce" style:font-weight-asian="bold" style:font-weight-complex="bold"/>
    </style:style>
    <style:style style:name="T313" style:family="text">
      <style:text-properties style:font-name="Liberation Sans" fo:font-size="12pt" fo:font-weight="bold" officeooo:rsid="020970ac" style:font-weight-asian="bold" style:font-weight-complex="bold"/>
    </style:style>
    <style:style style:name="T314" style:family="text">
      <style:text-properties style:font-name="Liberation Sans" fo:font-size="12pt" style:text-underline-style="none" style:font-size-asian="12pt" style:font-size-complex="12pt"/>
    </style:style>
    <style:style style:name="T315" style:family="text">
      <style:text-properties style:font-name="Liberation Sans" fo:font-size="12pt" style:text-underline-style="none" officeooo:rsid="01392241" style:font-size-asian="12pt" style:font-size-complex="12pt"/>
    </style:style>
    <style:style style:name="T316" style:family="text">
      <style:text-properties style:font-name="Liberation Sans" fo:font-size="12pt" style:text-underline-style="none" officeooo:rsid="01fa2278" style:font-size-asian="12pt" style:font-size-complex="12pt"/>
    </style:style>
    <style:style style:name="T317" style:family="text">
      <style:text-properties style:font-name="Liberation Sans" fo:font-size="12pt" style:text-underline-style="none" officeooo:rsid="0154e886" style:font-size-asian="12pt" style:font-size-complex="12pt"/>
    </style:style>
    <style:style style:name="T318" style:family="text">
      <style:text-properties style:font-name="Liberation Sans" fo:font-size="12pt" style:text-underline-style="none" officeooo:rsid="0183b5ef" style:font-size-asian="12pt" style:font-size-complex="12pt"/>
    </style:style>
    <style:style style:name="T319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20" style:family="text">
      <style:text-properties style:font-name="Liberation Sans" fo:font-size="12pt" style:font-size-asian="12pt" style:font-size-complex="12pt"/>
    </style:style>
    <style:style style:name="T321" style:family="text">
      <style:text-properties style:font-name="Liberation Sans" fo:font-size="12pt" officeooo:rsid="01e91236" style:font-size-asian="12pt" style:font-size-complex="12pt"/>
    </style:style>
    <style:style style:name="T322" style:family="text">
      <style:text-properties style:font-name="Liberation Sans" fo:font-size="12pt" officeooo:rsid="01f7436c" style:font-size-asian="12pt" style:font-size-complex="12pt"/>
    </style:style>
    <style:style style:name="T323" style:family="text">
      <style:text-properties style:font-name="Liberation Sans" fo:font-size="12pt" officeooo:rsid="017c0c0e"/>
    </style:style>
    <style:style style:name="T324" style:family="text">
      <style:text-properties style:font-name="Liberation Sans" fo:font-size="12pt" officeooo:rsid="0172e4a7"/>
    </style:style>
    <style:style style:name="T325" style:family="text">
      <style:text-properties style:font-name="Liberation Sans" fo:font-size="12pt" officeooo:rsid="017c5295"/>
    </style:style>
    <style:style style:name="T326" style:family="text">
      <style:text-properties style:font-name="Liberation Sans" officeooo:rsid="01bb6e0a"/>
    </style:style>
    <style:style style:name="T327" style:family="text">
      <style:text-properties style:font-name="Liberation Sans" officeooo:rsid="0172e4a7"/>
    </style:style>
    <style:style style:name="T328" style:family="text">
      <style:text-properties style:font-name="Liberation Sans" officeooo:rsid="017c0c0e"/>
    </style:style>
    <style:style style:name="T329" style:family="text">
      <style:text-properties style:font-name="Liberation Sans" officeooo:rsid="01b7b893"/>
    </style:style>
    <style:style style:name="T330" style:family="text">
      <style:text-properties style:font-name="Liberation Sans" officeooo:rsid="01a841ff"/>
    </style:style>
    <style:style style:name="T331" style:family="text">
      <style:text-properties style:font-name="Liberation Sans" officeooo:rsid="01eddd65"/>
    </style:style>
    <style:style style:name="T332" style:family="text">
      <style:text-properties style:font-name="Liberation Sans" officeooo:rsid="01f1e85f"/>
    </style:style>
    <style:style style:name="T333" style:family="text">
      <style:text-properties style:font-name="Liberation Sans" fo:font-weight="bold" officeooo:rsid="01f1e85f" style:font-weight-asian="bold" style:font-weight-complex="bold"/>
    </style:style>
    <style:style style:name="T334" style:family="text">
      <style:text-properties style:font-name="Liberation Sans" fo:font-weight="bold" officeooo:rsid="01eddd65" style:font-weight-asian="bold" style:font-weight-complex="bold"/>
    </style:style>
    <style:style style:name="T335" style:family="text">
      <style:text-properties style:font-name="Liberation Sans" fo:font-weight="bold" officeooo:rsid="01bb6e0a" style:font-weight-asian="bold" style:font-weight-complex="bold"/>
    </style:style>
    <style:style style:name="T336" style:family="text">
      <style:text-properties style:font-name="Liberation Sans" fo:font-weight="bold" officeooo:rsid="01c3beaf" style:font-weight-asian="bold" style:font-weight-complex="bold"/>
    </style:style>
    <style:style style:name="T337" style:family="text">
      <style:text-properties style:font-name="Liberation Sans" fo:font-weight="bold" officeooo:rsid="01d202ce" style:font-weight-asian="bold" style:font-weight-complex="bold"/>
    </style:style>
    <style:style style:name="T338" style:family="text">
      <style:text-properties style:font-name="Liberation Sans" fo:font-weight="bold" officeooo:rsid="020970ac" style:font-weight-asian="bold" style:font-weight-complex="bold"/>
    </style:style>
    <style:style style:name="T339" style:family="text">
      <style:text-properties style:font-name="Liberation Sans" officeooo:rsid="01c3beaf"/>
    </style:style>
    <style:style style:name="T340" style:family="text">
      <style:text-properties style:font-name="Liberation Sans" officeooo:rsid="017c5295"/>
    </style:style>
    <style:style style:name="T341" style:family="text">
      <style:text-properties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2" style:family="text">
      <style:text-properties style:font-name="Liberation Sans" fo:language="nl" fo:country="NL" style:language-asian="nl" style:country-asian="NL" style:font-weight-asian="normal" style:font-name-complex="Bitstream Vera Sans" style:font-weight-complex="normal"/>
    </style:style>
    <style:style style:name="T343" style:family="text">
      <style:text-properties style:font-name="Liberation Sans" fo:language="nl" fo:country="NL" officeooo:rsid="00ff40e9" style:language-asian="nl" style:country-asian="NL" style:font-weight-asian="normal" style:font-name-complex="Bitstream Vera Sans" style:font-weight-complex="normal"/>
    </style:style>
    <style:style style:name="T344" style:family="text">
      <style:text-properties style:font-name="Liberation Sans" fo:language="nl" fo:country="NL" officeooo:rsid="01639b89" style:language-asian="nl" style:country-asian="NL" style:font-weight-asian="normal" style:font-name-complex="Bitstream Vera Sans" style:font-weight-complex="normal"/>
    </style:style>
    <style:style style:name="T345" style:family="text">
      <style:text-properties style:font-name="Liberation Sans" style:text-underline-style="none"/>
    </style:style>
    <style:style style:name="T346" style:family="text">
      <style:text-properties style:font-name="Liberation Sans" style:text-underline-style="none" officeooo:rsid="01392241"/>
    </style:style>
    <style:style style:name="T347" style:family="text">
      <style:text-properties style:font-name="Liberation Sans" style:text-underline-style="none" officeooo:rsid="01fa2278"/>
    </style:style>
    <style:style style:name="T348" style:family="text">
      <style:text-properties style:font-name="Liberation Sans" style:text-underline-style="none" fo:font-weight="normal" style:font-weight-asian="normal" style:font-weight-complex="normal"/>
    </style:style>
    <style:style style:name="T349" style:family="text">
      <style:text-properties style:font-name="Liberation Sans" style:text-underline-style="none" officeooo:rsid="0154e886"/>
    </style:style>
    <style:style style:name="T350" style:family="text">
      <style:text-properties style:font-name="Liberation Sans" style:text-underline-style="none" officeooo:rsid="0183b5e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reference-mark-start text:name="Distributie"/><text:span text:style-name="Strong_20_Emphasis"><text:span text:style-name="T201">Debia</text:span></text:span><text:span text:style-name="Strong_20_Emphasis"><text:span text:style-name="T202">n GNU/Linux</text:span></text:span><text:reference-mark-end text:name="Distributie"/><text:span text:style-name="Strong_20_Emphasis"><text:span text:style-name="T201"> </text:span></text:span><text:reference-mark-start text:name="Versie"/><text:span text:style-name="T321">1</text:span><text:span text:style-name="T322">1</text:span><text:reference-mark-end text:name="Versie"/><text:span text:style-name="Strong_20_Emphasis"><text:span text:style-name="T91"> </text:span></text:span><text:span text:style-name="Strong_20_Emphasis"><text:span text:style-name="T92">LTS</text:span></text:span><text:span text:style-name="Strong_20_Emphasis"><text:span text:style-name="T198"> </text:span></text:span><text:reference-mark-start text:name="Editie"/><text:span text:style-name="Strong_20_Emphasis"><text:span text:style-name="T203">desktop</text:span></text:span><text:reference-mark-end text:name="Editie"/><text:span text:style-name="Strong_20_Emphasis"><text:span text:style-name="T204"> </text:span></text:span><text:span text:style-name="Strong_20_Emphasis"><text:span text:style-name="T198">op </text:span></text:span><text:reference-mark-start text:name="Computernaam"/><text:span text:style-name="Strong_20_Emphasis"><text:span text:style-name="T205">pc</text:span></text:span><text:span text:style-name="Strong_20_Emphasis"><text:span text:style-name="T198">0</text:span></text:span><text:span text:style-name="Strong_20_Emphasis"><text:span text:style-name="T206">6</text:span></text:span><text:reference-mark-end text:name="Computernaam"/><text:span text:style-name="T207">.</text:span></text:p>
      <text:p text:style-name="P34"/>
      <text:p text:style-name="P2"><text:span text:style-name="T265">K</text:span><text:span text:style-name="T93">ijk op</text:span><text:span text:style-name="T198"> </text:span><text:a xlink:type="simple" xlink:href="https://karelzimmer.nl/" text:style-name="Internet_20_link" text:visited-style-name="Visited_20_Internet_20_Link"><text:span text:style-name="Internet_20_link"><text:span text:style-name="T308">karelzimmer.nl</text:span></text:span></text:a><text:span text:style-name="T198"> </text:span><text:span text:style-name="T94">voor</text:span><text:span text:style-name="T95"> </text:span><text:span text:style-name="T266">deze en andere </text:span><text:span text:style-name="T96">checklists, scripts, en overige bestanden.</text:span></text:p>
      <text:p text:style-name="P37"/>
      <text:p text:style-name="P42"><text:span text:style-name="T47">D</text:span><text:span text:style-name="T46">it is een invulbare PD</text:span><text:span text:style-name="T48">F</text:span><text:span text:style-name="T46"> met keuzevakken; </text:span><text:span text:style-name="T49">a</text:span><text:span text:style-name="T46">fdrukken is niet noodzakelijk.</text:span></text:p>
      <text:p text:style-name="P3"><text:span text:style-name="Strong_20_Emphasis"><text:span text:style-name="T210"/></text:span></text:p>
      <text:p text:style-name="P7"><text:span text:style-name="Definition"><text:span text:style-name="T310">g</text:span></text:span><text:span text:style-name="Definition"><text:span text:style-name="T309">ebruiker</text:span></text:span><text:span text:style-name="T198"><text:tab/><text:tab/><text:tab/></text:span><text:span text:style-name="User_20_Entry"><text:span text:style-name="T211">Karel</text:span></text:span><text:span text:style-name="User_20_Entry"><text:span text:style-name="T212"> Zimmer</text:span></text:span></text:p>
      <text:p text:style-name="P7"><text:span text:style-name="Definition"><text:span text:style-name="T310">g</text:span></text:span><text:span text:style-name="Definition"><text:span text:style-name="T309">ebruikersnaam<text:tab/></text:span></text:span><text:span text:style-name="User_20_Entry"><text:span text:style-name="T211">karel</text:span></text:span></text:p>
      <text:p text:style-name="P8"><text:span text:style-name="Definition"><text:span text:style-name="T310">c</text:span></text:span><text:span text:style-name="Definition"><text:span text:style-name="T309">omputernaam<text:tab/></text:span></text:span><text:span text:style-name="User_20_Entry"><text:span text:style-name="T208"><text:reference-ref text:reference-format="text" text:ref-name="Computernaam">pc06</text:reference-ref></text:span></text:span></text:p>
      <text:p text:style-name="P9"><text:span text:style-name="Definition"><text:span text:style-name="T310">o</text:span></text:span><text:span text:style-name="Definition"><text:span text:style-name="T311">pstartmenu</text:span></text:span><text:span text:style-name="T198"><text:tab/><text:tab/></text:span><text:span text:style-name="User_20_Entry"><text:span text:style-name="T209">Blauwe ThinkVantage knop &gt; F12</text:span></text:span></text:p>
      <text:p text:style-name="P10"><text:span text:style-name="Definition"><text:span text:style-name="T310">i</text:span></text:span><text:span text:style-name="Definition"><text:span text:style-name="T311">nstellingen</text:span></text:span><text:span text:style-name="T198"><text:tab/><text:tab/></text:span><text:span text:style-name="User_20_Entry"><text:span text:style-name="T209">Blauwe ThinkVantage knop &gt; F1</text:span></text:span></text:p>
      <text:p text:style-name="P25"/>
      <text:p text:style-name="P24"/>
      <text:list xml:id="list3042512148" text:style-name="L1">
        <text:list-item>
          <text:p text:style-name="P39">Installatie voorbereiden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0" draw:name="Vorm1" draw:style-name="gr1" draw:text-style-name="P4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3"><text:span text:style-name="Strong_20_Emphasis"><text:span text:style-name="T104">Volg</text:span></text:span><text:span text:style-name="Strong_20_Emphasis"><text:span text:style-name="T105">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06">.</text:span></text:span></text:p>
          </table:table-cell>
        </table:table-row>
      </table:table>
      <text:p text:style-name="P26"/>
      <text:p text:style-name="P27"/>
      <text:list xml:id="list145145715388876" text:continue-numbering="true" text:style-name="L1">
        <text:list-item>
          <text:p text:style-name="P38">Installatie uitvoeren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1" draw:name="Vorm2" draw:style-name="gr1" draw:text-style-name="P4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09">V</text:span></text:span><text:span text:style-name="Strong_20_Emphasis"><text:span text:style-name="T105">olg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10">, </text:span></text:span><text:span text:style-name="Strong_20_Emphasis"><text:span text:style-name="T11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4" draw:name="Vorm3" draw:style-name="gr1" draw:text-style-name="P4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12">Bij </text:span></text:span><text:span text:style-name="Strong_20_Emphasis"><text:span text:style-name="T125">Toetsenbord</text:span></text:span><text:span text:style-name="Strong_20_Emphasis"><text:span text:style-name="T112"> kies </text:span></text:span><text:span text:style-name="Strong_20_Emphasis"><text:span text:style-name="T125">English (U</text:span></text:span><text:span text:style-name="Strong_20_Emphasis"><text:span text:style-name="T126">K</text:span></text:span><text:span text:style-name="Strong_20_Emphasis"><text:span text:style-name="T125">)</text:span></text:span><text:span text:style-name="Strong_20_Emphasis"><text:span text:style-name="T112"> en klik op </text:span></text:span><text:span text:style-name="Strong_20_Emphasis"><text:span text:style-name="T125">Volgende</text:span></text:span><text:span text:style-name="Strong_20_Emphasis"><text:span text:style-name="T112">.</text:span></text:span></text:p>
          </table:table-cell>
        </table:table-row>
      </table:table>
      <text:p text:style-name="P29"/>
      <text:p text:style-name="P29"/>
      <text:list xml:id="list145146248241327" text:continue-numbering="true" text:style-name="L1">
        <text:list-item>
          <text:p text:style-name="P23">Installatie afronden</text:p>
        </text:list-item>
      </text:list>
      <text:p text:style-name="P6"><text:span text:style-name="Emphasis"><text:span text:style-name="T2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2" draw:name="Vorm4" draw:style-name="gr1" draw:text-style-name="P4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5"><text:span text:style-name="Strong_20_Emphasis"><text:span text:style-name="T104">Volg</text:span></text:span><text:span text:style-name="Strong_20_Emphasis"><text:span text:style-name="T105">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10">, </text:span></text:span><text:span text:style-name="Strong_20_Emphasis"><text:span text:style-name="T106">met </text:span></text:span><text:span text:style-name="Strong_20_Emphasis"><text:span text:style-name="T113">eventueel de extra </text:span></text:span><text:span text:style-name="Strong_20_Emphasis"><text:span text:style-name="T106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6"><text:span text:style-name="T281">Als </text:span><text:span text:style-name="T304">bij </text:span><text:span text:style-name="T281">stap </text:span><text:span text:style-name="T295">2</text:span><text:span text:style-name="T281"> </text:span><text:span text:style-name="T283">de </text:span><text:span text:style-name="T298">toetsenbordindelin</text:span><text:span text:style-name="T299">g </text:span><text:span text:style-name="T281">is vergeten </text:span><text:span text:style-name="T282">bij de installatie</text:span><text:span text:style-name="T281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5" draw:name="Vorm5" draw:style-name="gr1" draw:text-style-name="P4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12"><text:span text:style-name="T97">W</text:span><text:span text:style-name="T98">ijzig de </text:span><text:span text:style-name="T97">toetsenbordindelin</text:span><text:span text:style-name="T99">g</text:span><text:span text:style-name="T100"> </text:span><text:span text:style-name="Strong_20_Emphasis"><text:span text:style-name="T114">via </text:span></text:span><text:span text:style-name="Strong_20_Emphasis"><text:span text:style-name="T109">een klik op </text:span></text:span><text:span text:style-name="Strong_20_Emphasis"><text:span text:style-name="T115">de </text:span></text:span><text:span text:style-name="Strong_20_Emphasis"><text:span text:style-name="T122">Super</text:span></text:span><text:span text:style-name="Strong_20_Emphasis"><text:span text:style-name="T115">-toets, </text:span></text:span><text:span text:style-name="Strong_20_Emphasis"><text:span text:style-name="T116">t</text:span></text:span><text:span text:style-name="Strong_20_Emphasis"><text:span text:style-name="T117">yp </text:span></text:span><text:span text:style-name="Strong_20_Emphasis"><text:span text:style-name="T127">toet</text:span></text:span><text:span text:style-name="Strong_20_Emphasis"><text:span text:style-name="T115"> </text:span></text:span><text:span text:style-name="Strong_20_Emphasis"><text:span text:style-name="T118">e</text:span></text:span><text:span text:style-name="Strong_20_Emphasis"><text:span text:style-name="T114">n </text:span></text:span><text:span text:style-name="Strong_20_Emphasis"><text:span text:style-name="T119">k</text:span></text:span><text:span text:style-name="Strong_20_Emphasis"><text:span text:style-name="T114">lik </text:span></text:span><text:span text:style-name="Strong_20_Emphasis"><text:span text:style-name="T120">bij </text:span></text:span><text:span text:style-name="Strong_20_Emphasis"><text:span text:style-name="T114"><text:s/></text:span></text:span><text:span text:style-name="Strong_20_Emphasis"><text:span text:style-name="T128">Instellingen </text:span></text:span><text:span text:style-name="Strong_20_Emphasis"><text:span text:style-name="T114">op het pictogram van </text:span></text:span><text:span text:style-name="Strong_20_Emphasis"><text:span text:style-name="T129">Regio en taal</text:span></text:span><text:span text:style-name="Strong_20_Emphasis"><text:span text:style-name="T121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6" draw:name="Vorm6" draw:style-name="gr1" draw:text-style-name="P4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18"><text:span text:style-name="T326">O</text:span><text:span text:style-name="T327">nder </text:span><text:span text:style-name="Strong_20_Emphasis"><text:span text:style-name="T323">I</text:span></text:span><text:span text:style-name="Strong_20_Emphasis"><text:span text:style-name="T324">nvoerbron</text:span></text:span><text:span text:style-name="T327"> </text:span><text:span text:style-name="T329">klik </text:span><text:span text:style-name="T327">op </text:span><text:span text:style-name="Strong_20_Emphasis"><text:span text:style-name="T324">+</text:span></text:span><text:span text:style-name="T327"> </text:span><text:span text:style-name="T330">(plus-teken), </text:span><text:span text:style-name="T331">klik</text:span><text:span text:style-name="T332"> op </text:span><text:span text:style-name="T333">⋮</text:span><text:span text:style-name="T332">,</text:span><text:span text:style-name="T330"> </text:span><text:span text:style-name="T331">klik op </text:span><text:span text:style-name="T334">Overige</text:span><text:span text:style-name="T331">, <text:line-break/>klik op</text:span><text:span text:style-name="T327"> </text:span><text:span text:style-name="Strong_20_Emphasis"><text:span text:style-name="T324">Engels (</text:span></text:span><text:span text:style-name="Strong_20_Emphasis"><text:span text:style-name="T312">GB, </text:span></text:span><text:span text:style-name="Strong_20_Emphasis"><text:span text:style-name="T313">internationaal, met dode toetsen</text:span></text:span><text:span text:style-name="Strong_20_Emphasis"><text:span text:style-name="T324">)</text:span></text:span><text:span text:style-name="T327">, </text:span><text:span text:style-name="T331">en klik op </text:span><text:span text:style-name="T334">Toevoegen</text:span><text:span text:style-name="T33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7" draw:name="Vorm7" draw:style-name="gr1" draw:text-style-name="P4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9"><text:span text:style-name="T339">Klik op regel </text:span><text:span text:style-name="T335">Engels (GB</text:span><text:span text:style-name="Strong_20_Emphasis"><text:span text:style-name="T312">, </text:span></text:span><text:span text:style-name="Strong_20_Emphasis"><text:span text:style-name="T313">internationaal, met dode toetsen</text:span></text:span><text:span text:style-name="T335">)</text:span><text:span text:style-name="T326"> </text:span><text:span text:style-name="T339">en klik op </text:span><text:span text:style-name="T336">^</text:span><text:span text:style-name="T339">, zodat </text:span><text:span text:style-name="T335">Engels (GB</text:span><text:span text:style-name="Strong_20_Emphasis"><text:span text:style-name="T312">, </text:span></text:span><text:span text:style-name="Strong_20_Emphasis"><text:span text:style-name="T313">internationaal, met dode toetsen</text:span></text:span><text:span text:style-name="T335">)</text:span><text:span text:style-name="T339"> </text:span><text:span text:style-name="T326">boven</text:span><text:span text:style-name="T339">aan staat</text:span><text:span text:style-name="T32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8" draw:name="Vorm8" draw:style-name="gr1" draw:text-style-name="P4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7"><text:span text:style-name="T340">Sluit het scherm </text:span><text:span text:style-name="Strong_20_Emphasis"><text:span text:style-name="T325">Regio en taal</text:span></text:span><text:span text:style-name="T340">.</text:span></text:p>
          </table:table-cell>
        </table:table-row>
      </table:table>
      <text:p text:style-name="P28"/>
      <text:p text:style-name="P41"/>
      <text:list xml:id="list145146406003347" text:continue-numbering="true" text:style-name="L1">
        <text:list-item>
          <text:p text:style-name="P31">Gebruiker inrichten</text:p>
        </text:list-item>
      </text:list>
      <text:p text:style-name="P3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103"><text:s/></text:span></text:span><text:span text:style-name="Strong_20_Emphasis"><text:span text:style-name="T123"><draw:control text:anchor-type="as-char" draw:z-index="3" draw:name="Vorm9" draw:style-name="gr1" draw:text-style-name="P44" svg:width="0.35cm" svg:height="0.35cm" draw:control="control4"/></text:span></text:span></text:p>
          </table:table-cell>
          <table:table-cell table:style-name="_34_._5f_Gebruiker_5f_inrichten.A1" office:value-type="string">
            <text:p text:style-name="P20"><text:span text:style-name="Strong_20_Emphasis"><text:span text:style-name="T247">Volg de stappen in </text:span></text:span><text:span text:style-name="Strong_20_Emphasis"><text:span text:style-name="T248">Checklist</text:span></text:span><text:span text:style-name="Strong_20_Emphasis"><text:span text:style-name="T249"> </text:span></text:span><text:span text:style-name="Strong_20_Emphasis"><text:span text:style-name="T248">installatie</text:span></text:span><text:span text:style-name="Strong_20_Emphasis"><text:span text:style-name="T249"> </text:span></text:span><text:span text:style-name="Strong_20_Emphasis"><text:span text:style-name="T250">Debian</text:span></text:span><text:span text:style-name="Strong_20_Emphasis"><text:span text:style-name="T249"> </text:span></text:span><text:span text:style-name="Strong_20_Emphasis"><text:span text:style-name="T248"><text:reference-ref text:reference-format="text" text:ref-name="Versie">11</text:reference-ref></text:span></text:span><text:span text:style-name="Strong_20_Emphasis"><text:span text:style-name="T249"><text:s/></text:span></text:span><text:span text:style-name="Strong_20_Emphasis"><text:span text:style-name="T248"><text:reference-ref text:reference-format="text" text:ref-name="Editie">desktop</text:reference-ref></text:span></text:span><text:span text:style-name="Strong_20_Emphasis"><text:span text:style-name="T247">.</text:span></text:span></text:p>
          </table:table-cell>
        </table:table-row>
      </table:table>
      <text:p text:style-name="P4"><text:span text:style-name="Strong_20_Emphasis"><text:span text:style-name="T252"/></text:span></text:p>
      <text:p text:style-name="P32"/>
      <text:p text:style-name="P5"><text:span text:style-name="T315">Einde c</text:span><text:span text:style-name="T314">hecklist, </text:span><text:span text:style-name="T316">de</text:span><text:span text:style-name="T314"> installatie van </text:span><text:span text:style-name="T314"><text:reference-ref text:reference-format="text" text:ref-name="Distributie">Debian GNU/Linux</text:reference-ref></text:span><text:span text:style-name="Strong_20_Emphasis"><text:span text:style-name="T319"><text:s/></text:span></text:span><text:span text:style-name="T317"><text:reference-ref text:reference-format="text" text:ref-name="Versie">11</text:reference-ref></text:span><text:span text:style-name="T245"><text:s/></text:span><text:span text:style-name="T246">LTS</text:span><text:span text:style-name="T314"> </text:span><text:span text:style-name="T314"><text:reference-ref text:reference-format="text" text:ref-name="Editie">desktop</text:reference-ref></text:span><text:span text:style-name="T314"><text:s/></text:span><text:span text:style-name="T318">op </text:span><text:span text:style-name="T318"><text:reference-ref text:reference-format="text" text:ref-name="Computernaam">pc06</text:reference-ref></text:span><text:span text:style-name="T318"><text:s/></text:span><text:span text:style-name="T314">is voltooid.</text:span></text:p>
      <text:p text:style-name="P33"/>
      <text:p text:style-name="P11"><text:span text:style-name="T124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20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6</text:file-name><text:tab/><text:date style:data-style-name="N36" text:date-value="2022-02-13T14:51:45.359827517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4:51:45.229481568</dc:date>
    <meta:printed-by>Karel Zimmer</meta:printed-by>
    <meta:print-date>2012-07-13T13:55:28</meta:print-date>
    <meta:keyword>Installatie</meta:keyword>
    <meta:keyword>Checklist</meta:keyword>
    <meta:keyword>Linux</meta:keyword>
    <meta:editing-cycles>3103</meta:editing-cycles>
    <meta:editing-duration>P7DT12H11M41S</meta:editing-duration>
    <dc:creator>Karel Zimmer</dc:creator>
    <meta:document-statistic meta:table-count="4" meta:image-count="0" meta:object-count="0" meta:page-count="2" meta:paragraph-count="35" meta:word-count="235" meta:character-count="1586" meta:non-whitespace-character-count="1365"/>
    <meta:user-defined meta:name="Info 1"/>
    <meta:user-defined meta:name="Info 2"/>
    <meta:user-defined meta:name="Info 3"/>
    <meta:user-defined meta:name="Info 4"/>
  </office:meta>
</office:document-meta>
</file>